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d428" fo:font-size="28pt" officeooo:rsid="0001f36f" officeooo:paragraph-rsid="0001f36f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ffd428" fo:font-size="28pt" style:text-underline-style="none" officeooo:rsid="0001f36f" officeooo:paragraph-rsid="0001f36f" style:font-size-asian="24.5pt" style:font-size-complex="28pt"/>
    </style:style>
    <style:style style:name="P3" style:family="paragraph" style:parent-style-name="Heading_20_1">
      <style:text-properties officeooo:rsid="00068991" officeooo:paragraph-rsid="00068991"/>
    </style:style>
    <style:style style:name="P4" style:family="paragraph" style:parent-style-name="Standard">
      <style:paragraph-properties fo:text-align="center" style:justify-single-word="false"/>
      <style:text-properties fo:color="#ffd428" fo:font-size="28pt" style:text-underline-style="solid" style:text-underline-width="auto" style:text-underline-color="font-color" officeooo:rsid="0001f36f" officeooo:paragraph-rsid="0001f36f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color="#ffd428" fo:font-size="28pt" officeooo:rsid="0001f36f" officeooo:paragraph-rsid="0001f36f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ffd428" fo:font-size="28pt" officeooo:rsid="000647ac" officeooo:paragraph-rsid="000647ac" style:font-size-asian="24.5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89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can</text:p>
      <text:p text:style-name="P6">música</text:p>
      <text:p text:style-name="P1"/>
      <text:h text:style-name="P3" text:outline-level="1"/>
      <text:p text:style-name="P1"/>
      <text:p text:style-name="P1">hace </text:p>
      <text:p text:style-name="P1">manualidades</text:p>
      <text:p text:style-name="P1"/>
      <text:p text:style-name="P1"/>
      <text:p text:style-name="P1"/>
      <text:p text:style-name="P1">monta </text:p>
      <text:p text:style-name="P1">bicicleta</text:p>
      <text:p text:style-name="P1"/>
      <text:p text:style-name="P1"/>
      <text:p text:style-name="P1"/>
      <text:p text:style-name="P1">montan</text:p>
      <text:p text:style-name="P1">bicicleta</text:p>
      <text:p text:style-name="P1"/>
      <text:p text:style-name="P1"/>
      <text:p text:style-name="P1"/>
      <text:p text:style-name="P1">hace </text:p>
      <text:p text:style-name="P1">manualidades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hacen</text:p>
      <text:p text:style-name="P1">manualidades</text:p>
      <text:p text:style-name="P1"/>
      <text:p text:style-name="P1"/>
      <text:p text:style-name="P1"/>
      <text:p text:style-name="P1"/>
      <text:p text:style-name="P1">recolectan </text:p>
      <text:p text:style-name="P1">fruta</text:p>
      <text:p text:style-name="P1"/>
      <text:p text:style-name="P1"/>
      <text:p text:style-name="P1"/>
      <text:p text:style-name="P1">recolecta</text:p>
      <text:p text:style-name="P1">fruta</text:p>
      <text:p text:style-name="P1"/>
      <text:p text:style-name="P1"/>
      <text:p text:style-name="P1"/>
      <text:p text:style-name="P1"><text:soft-page-break/>celebra</text:p>
      <text:p text:style-name="P1"/>
      <text:p text:style-name="P1"/>
      <text:p text:style-name="P1"/>
      <text:p text:style-name="P1">celebran</text:p>
      <text:p text:style-name="P1"/>
      <text:p text:style-name="P1"/>
      <text:p text:style-name="P2">están</text:p>
      <text:p text:style-name="P2">disfrazados</text:p>
      <text:p text:style-name="P4"/>
      <text:p text:style-name="P4"/>
      <text:p text:style-name="P4"/>
      <text:p text:style-name="P2">se abrazan</text:p>
      <text:p text:style-name="P4"/>
      <text:p text:style-name="P4"/>
      <text:p text:style-name="P4"/>
      <text:p text:style-name="P2">discuten</text:p>
      <text:p text:style-name="P2"/>
      <text:p text:style-name="P2"/>
      <text:p text:style-name="P2"/>
      <text:p text:style-name="P2">bucean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09:50:07.565000000</meta:creation-date>
    <dc:date>2021-05-05T14:24:13.285000000</dc:date>
    <meta:editing-duration>PT1H26M45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23" meta:word-count="24" meta:character-count="177" meta:non-whitespace-character-count="172"/>
  </office:meta>
</office:document-meta>
</file>